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>
      <style:graphic-properties draw:stroke="none" draw:fill="none" fo:min-height="0.476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cm" svg:height="12.452cm" svg:x="0.702cm" svg:y="8.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2.306cm" svg:y1="10.957cm" svg:x2="6.068cm" svg:y2="10.957cm">
          <text:p text:style-name="P1"><text:span text:style-name="T1">Private Zone</text:span></text:p>
        </draw:measure>
        <draw:measure draw:style-name="gr2" draw:text-style-name="P1" draw:layer="layout" svg:x1="6.068cm" svg:y1="10.957cm" svg:x2="13.464cm" svg:y2="10.957cm">
          <text:p text:style-name="P1"><text:span text:style-name="T1">Soziale Zone</text:span></text:p>
        </draw:measure>
        <draw:measure draw:style-name="gr2" draw:text-style-name="P2" draw:layer="layout" svg:x1="13.461cm" svg:y1="10.957cm" svg:x2="19.195cm" svg:y2="10.957cm">
          <text:p text:style-name="P2"><text:span text:style-name="T1">Öffentliche Zone</text:span><text:span text:style-name="T1"><text:measure text:kind="gap"/></text:span></text:p>
        </draw:measure>
        <draw:frame draw:style-name="gr3" draw:text-style-name="P2" draw:layer="layout" svg:width="0.502cm" svg:height="1.204cm" svg:x="13.892cm" svg:y="8.72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4:13:34</meta:creation-date>
    <dc:creator>plotti plotti</dc:creator>
    <dc:date>2008-05-16T16:17:06</dc:date>
    <meta:editing-cycles>5</meta:editing-cycles>
    <meta:editing-duration>PT57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453cm" chart:class="chart:scatter" chart:style-name="ch1">
        <chart:legend chart:legend-position="end" svg:x="10.352cm" svg:y="4.418cm" chart:style-name="ch2"/>
        <chart:plot-area chart:style-name="ch3" chart:data-source-has-labels="both" svg:x="0.471cm" svg:y="1.425cm" svg:width="19.524cm" svg:height="10.814cm">
          <chart:axis chart:dimension="x" chart:name="primary-x" chart:style-name="ch4">
            <chart:title svg:x="10.021cm" svg:y="11.709cm" chart:style-name="ch5">
              <text:p>Distanz (cm)</text:p>
            </chart:title>
            <chart:categories table:cell-range-address="local-table.$A$2:.$A$41"/>
          </chart:axis>
          <chart:axis chart:dimension="y" chart:name="primary-y" chart:style-name="ch4">
            <chart:title svg:x="0.474cm" svg:y="7.735cm" chart:style-name="ch6">
              <text:p>Lautstärke (%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utstärke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0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